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eseva One" svg:font-family="'Yeseva One'" style:font-pitch="variable"/>
    <style:font-face style:name="Yeseva One1" svg:font-family="'Yeseva On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>
        <style:tab-stops/>
      </style:paragraph-properties>
    </style:style>
    <style:style style:name="T1" style:family="text">
      <style:text-properties fo:font-variant="normal" fo:text-transform="none" fo:color="#f79448" style:text-outline="false" style:text-line-through-style="none" style:text-line-through-type="none" style:font-name="Yeseva One" fo:font-size="32pt" fo:font-style="normal" fo:text-shadow="none" style:text-underline-style="none" fo:font-weight="normal" style:letter-kerning="true" fo:background-color="transparent" style:font-name-asian="Lucida Sans Unicode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79448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7944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7944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7944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7944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7944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7944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7944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79448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79448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.628cm" presentation:class="title" presentation:user-transformed="true">
          <draw:text-box>
            <text:p>Roast Me!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social food app.</text:p>
            <text:p>A personal cookbook.</text:p>
            <text:p>A food blogging (flogging) platform.</text:p>
            <text:p>A food geek’s utopia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it?</text:p>
          </draw:text-box>
        </draw:frame>
        <draw:frame presentation:style-name="pr5" draw:layer="layout" svg:width="16.8cm" svg:height="9.134cm" svg:x="1.4cm" svg:y="3.685cm" presentation:class="outline" presentation:user-transformed="true">
          <draw:text-box>
            <text:list text:style-name="L2">
              <text:list-item>
                <text:p>Create, adapt, modify recipes, then share them.</text:p>
              </text:list-item>
              <text:list-item>
                <text:p>Trending.</text:p>
              </text:list-item>
              <text:list-item>
                <text:p>Tags: vegan, paleo, GF, easy, kid friendly, ethnicities, price point, etc.</text:p>
              </text:list-item>
              <text:list-item>
                <text:p>Units sorted out behind the scenes. User can worry as much or as little as they like.</text:p>
              </text:list-item>
              <text:list-item>
                <text:p>Public or private recipes.</text:p>
              </text:list-item>
              <text:list-item>
                <text:p>Extensive ingredient detail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reate, Edit, Refine..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oastme! keeps a history of your recipe, so you’ll know what changes you made and whether they were worth it.</text:p>
              </text:list-item>
              <text:list-item>
                <text:p>When your recipe is perfect, you can publish it as a blog post, a-la taste.com.au.</text:p>
              </text:list-item>
              <text:list-item>
                <text:p>Change the size of your cookup by just changing a number: everything scales seamlessl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rending recipes…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See </text:span>what’s popular, discover new things.</text:p>
                <text:list>
                  <text:list-item>
                    <text:p>Under the hood we count views, faves and last-modified times to get a “trendiness” measure.</text:p>
                  </text:list-item>
                </text:list>
              </text:list-item>
              <text:list-item>
                <text:p>Filter your trends by tag:</text:p>
                <text:list>
                  <text:list-item>
                    <text:p>Vegan? Can’t do gluten? Prefer Eritrean food and no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asurement hell...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nits all in grams by default.</text:p>
              </text:list-item>
              <text:list-item>
                <text:p>Ingredients store an SG value to allow easy conversion from Australian cups, US cups, UK, spoons, tbls etc.</text:p>
                <text:list>
                  <text:list-item>
                    <text:p>This is optional but allows more features like scaling your servings for any number of people or kilograms of finished meals.</text:p>
                  </text:list-item>
                </text:list>
              </text:list-item>
              <text:list-item>
                <text:p>User can keep it simple or go full gee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ivate or public recipes…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cipes have their own permissions:</text:p>
                <text:list>
                  <text:list-item>
                    <text:p>Private</text:p>
                  </text:list-item>
                  <text:list-item>
                    <text:p>Public</text:p>
                  </text:list-item>
                  <text:list-item>
                    <text:p>Public final version only (no histo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ke github but for recip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“fork” (get it?) a recipe and make it your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eseva One" svg:font-family="'Yeseva One'" style:font-pitch="variable"/>
    <style:font-face style:name="Yeseva One1" svg:font-family="'Yeseva On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333333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f79448" style:text-outline="false" style:text-line-through-style="none" style:text-line-through-type="none" style:font-name="Yeseva One1" fo:font-family="'Yeseva One'" style:font-style-name="Regular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79448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7944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7944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7944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7944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7944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7944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7944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79448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79448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fo:color="#f79448" style:text-outline="false" style:text-line-through-style="none" style:text-line-through-type="none" style:font-name="Yeseva One" fo:font-family="'Yeseva One'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f79448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f79448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f79448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f79448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f79448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f79448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79448" style:text-outline="false" style:text-line-through-style="none" style:text-line-through-type="none" style:font-name="Yeseva One1" fo:font-family="'Yeseva One'" style:font-style-name="Regular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79448" style:text-outline="false" style:text-line-through-style="none" style:text-line-through-type="none" style:font-name="Yeseva One" fo:font-family="'Yeseva One'" style:font-pitch="variable" fo:font-size="40pt" fo:font-style="normal" fo:text-shadow="none" style:text-underline-style="none" fo:font-weight="bold" style:letter-kerning="true" fo:background-color="transparent" style:font-name-asian="Lucida Sans Unicode" style:font-family-asian="'Lucida Sans Unicode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79448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7944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7944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7944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7944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7944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7944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7944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79448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79448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4:46:06.384519153</meta:creation-date>
    <dc:date>2020-07-14T16:05:35.630825193</dc:date>
    <meta:editing-duration>PT48M33S</meta:editing-duration>
    <meta:editing-cycles>7</meta:editing-cycles>
    <meta:generator>LibreOffice/6.0.7.3$Linux_X86_64 LibreOffice_project/00m0$Build-3</meta:generator>
    <meta:document-statistic meta:object-count="49"/>
  </office:meta>
</office:document-meta>
</file>